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76000000409455F125F910F5E5.png" manifest:media-type="image/png"/>
  <manifest:file-entry manifest:full-path="Pictures/100000010000007A00000056325CDB5695B2A3EB.png" manifest:media-type="image/png"/>
  <manifest:file-entry manifest:full-path="Pictures/100000010000007200000042D16A1C03837EAE41.png" manifest:media-type="image/png"/>
  <manifest:file-entry manifest:full-path="Pictures/100000010000013A00000048FBE6C176D4275B87.png" manifest:media-type="image/png"/>
  <manifest:file-entry manifest:full-path="Pictures/100000010000014600000056C9F2039017DB951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7.868cm" fo:min-width="2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4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5.648cm" fo:min-width="23.298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134cm" fo:min-width="4.278cm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184cm" fo:min-width="4.328cm" fo:padding-top="0.151cm" fo:padding-bottom="0.151cm" fo:padding-left="0.276cm" fo:padding-right="0.276cm"/>
    </style:style>
    <style:style style:name="gr8" style:family="graphic" style:parent-style-name="standard">
      <style:graphic-properties svg:stroke-width="0.102cm" svg:stroke-color="#780373" draw:marker-start-width="0.356cm" draw:marker-end-width="0.356cm" draw:fill="none" draw:textarea-horizontal-align="justify" draw:textarea-vertical-align="middle" draw:auto-grow-height="false" fo:min-height="3.114cm" fo:min-width="6.665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ea7500" draw:marker-start-width="0.356cm" draw:marker-end-width="0.356cm" draw:fill="none" draw:textarea-horizontal-align="justify" draw:textarea-vertical-align="middle" draw:auto-grow-height="false" fo:min-height="3.184cm" fo:min-width="6.752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2.737cm" fo:min-width="23.298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3.237cm" fo:min-width="23.298cm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780373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355269" loext:opacity="100%" loext:color-lum-mod="100%" loext:color-lum-off="0%"/>
    </style:style>
    <style:style style:name="P5" style:family="paragraph">
      <style:text-properties fo:color="#127622" loext:opacity="100%"/>
    </style:style>
    <style:style style:name="P6" style:family="paragraph">
      <loext:graphic-properties draw:fill="none" draw:fill-color="#ffffff"/>
      <style:text-properties fo:color="#127622" loext:opacity="100%" loext:color-lum-mod="100%" loext:color-lum-off="0%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49cm" svg:height="1.516cm" svg:x="7.642cm" svg:y="7.275cm">
          <draw:image xlink:href="Pictures/100000010000014600000056C9F2039017DB951A.png" xlink:type="simple" xlink:show="embed" xlink:actuate="onLoad" draw:mime-type="image/png">
            <text:p/>
          </draw:image>
        </draw:frame>
        <draw:frame draw:style-name="gr1" draw:text-style-name="P1" draw:layer="layout" svg:width="5.537cm" svg:height="1.269cm" svg:x="17.154cm" svg:y="7.291cm">
          <draw:image xlink:href="Pictures/100000010000013A00000048FBE6C176D4275B87.png" xlink:type="simple" xlink:show="embed" xlink:actuate="onLoad" draw:mime-type="image/png">
            <text:p/>
          </draw:image>
        </draw:frame>
        <draw:custom-shape draw:style-name="gr2" draw:text-style-name="P2" draw:layer="layout" svg:width="26cm" svg:height="18.118cm" svg:x="1.991cm" svg:y="1.8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91cm" svg:height="0.962cm" svg:x="23.591cm" svg:y="0.891cm">
          <draw:text-box>
            <text:p>Population</text:p>
          </draw:text-box>
        </draw:frame>
        <draw:custom-shape draw:style-name="gr4" draw:text-style-name="P2" draw:layer="layout" svg:width="23.9cm" svg:height="6cm" svg:x="3.16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86cm" svg:height="0.962cm" svg:x="24.091cm" svg:y="2.291cm">
          <draw:text-box>
            <text:p><text:span text:style-name="T1">Parents</text:span></text:p>
          </draw:text-box>
        </draw:frame>
        <draw:frame draw:style-name="gr1" draw:text-style-name="P1" draw:layer="layout" svg:width="3.282cm" svg:height="1.9cm" svg:x="5.691cm" svg:y="5.091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6" draw:text-style-name="P2" draw:layer="layout" svg:width="6.9cm" svg:height="2.1cm" svg:x="3.791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1cm" svg:y="5.08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1.692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1cm" svg:y="5.091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9.693cm" svg:y="4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0.275cm" svg:height="4.9cm" svg:x="5.116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0.4cm" svg:height="5cm" svg:x="15.191cm" svg:y="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3.9cm" svg:height="3.089cm" svg:x="3.168cm" svg:y="10.9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82cm" svg:height="1.9cm" svg:x="5.692cm" svg:y="11.478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3.792cm" svg:y="11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2cm" svg:y="11.467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1.69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2cm" svg:y="11.478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9.694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29cm" svg:height="0.962cm" svg:x="24.491cm" svg:y="9.891cm">
          <draw:text-box>
            <text:p>Mates</text:p>
          </draw:text-box>
        </draw:frame>
        <draw:custom-shape draw:style-name="gr12" draw:text-style-name="P2" draw:layer="layout" svg:width="23.9cm" svg:height="3.589cm" svg:x="3.168cm" svg:y="16.00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063cm" svg:height="0.962cm" svg:x="24.291cm" svg:y="14.991cm">
          <draw:text-box>
            <text:p text:style-name="P5"><text:span text:style-name="T2">Offspring</text:span></text:p>
          </draw:text-box>
        </draw:frame>
        <draw:frame draw:style-name="gr1" draw:text-style-name="P1" draw:layer="layout" svg:width="3.282cm" svg:height="1.9cm" svg:x="5.693cm" svg:y="16.865cm">
          <draw:image xlink:href="Pictures/100000010000007200000042D16A1C03837EAE41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3.793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995cm" svg:height="2.111cm" svg:x="13.823cm" svg:y="16.854cm">
          <draw:image xlink:href="Pictures/100000010000007A00000056325CDB5695B2A3EB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1.694cm" svg:y="1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8cm" svg:height="1.886cm" svg:x="21.613cm" svg:y="16.865cm">
          <draw:image xlink:href="Pictures/1000000100000076000000409455F125F910F5E5.png" xlink:type="simple" xlink:show="embed" xlink:actuate="onLoad" draw:mime-type="image/png">
            <text:p/>
          </draw:image>
        </draw:frame>
        <draw:custom-shape draw:style-name="gr7" draw:text-style-name="P2" draw:layer="layout" svg:width="6.9cm" svg:height="2.1cm" svg:x="19.695cm" svg:y="1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891cm" svg:y1="8.691cm" svg:x2="8.291cm" svg:y2="11.291cm">
          <text:p/>
        </draw:line>
        <draw:line draw:style-name="gr13" draw:text-style-name="P2" draw:layer="layout" svg:x1="12.357cm" svg:y1="8.566cm" svg:x2="14.191cm" svg:y2="11.291cm">
          <text:p/>
        </draw:line>
        <draw:line draw:style-name="gr13" draw:text-style-name="P2" draw:layer="layout" svg:x1="14.232cm" svg:y1="7.941cm" svg:x2="20.991cm" svg:y2="11.391cm">
          <text:p/>
        </draw:line>
        <draw:line draw:style-name="gr13" draw:text-style-name="P2" draw:layer="layout" svg:x1="7.032cm" svg:y1="13.441cm" svg:x2="6.991cm" svg:y2="16.591cm">
          <text:p/>
        </draw:line>
        <draw:line draw:style-name="gr13" draw:text-style-name="P2" draw:layer="layout" svg:x1="13.891cm" svg:y1="13.291cm" svg:x2="9.177cm" svg:y2="16.766cm">
          <text:p/>
        </draw:line>
        <draw:line draw:style-name="gr13" draw:text-style-name="P2" draw:layer="layout" svg:x1="15.318cm" svg:y1="13.416cm" svg:x2="15.277cm" svg:y2="16.566cm">
          <text:p/>
        </draw:line>
        <draw:line draw:style-name="gr13" draw:text-style-name="P2" draw:layer="layout" svg:x1="21.791cm" svg:y1="13.291cm" svg:x2="17.563cm" svg:y2="16.9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06:51:52.445891638</dc:date>
    <meta:editing-duration>PT27M50S</meta:editing-duration>
    <meta:editing-cycles>6</meta:editing-cycles>
    <meta:generator>LibreOffice/7.5.4.2$MacOSX_AARCH64 LibreOffice_project/36ccfdc35048b057fd9854c757a8b67ec53977b6</meta:generator>
    <meta:document-statistic meta:object-count="37"/>
  </office:meta>
</office:document-meta>
</file>